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4.5cm" svg:height="2.5cm" svg:x="8.258cm" svg:y="10cm">
          <text:p text:style-name="P1">Entwicklungs-</text:p>
          <text:p text:style-name="P1">theori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1" draw:layer="layout" svg:width="3.75cm" svg:height="1.937cm" svg:x="14.258cm" svg:y="10.25cm">
          <text:p text:style-name="P1">Ausgabe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75cm" svg:height="2cm" svg:x="3.008cm" svg:y="10.25cm">
          <text:p text:style-name="P1">Anfangs-</text:p>
          <text:p text:style-name="P1">bedingung&gt;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1.375cm 5.563cm -1.125cm" svg:x1="18.008cm" svg:y1="11.218cm" svg:x2="8.258cm" svg:y2="11.249cm" draw:start-shape="id1" draw:start-glue-point="1" draw:end-shape="id2" draw:end-glue-point="6">
          <text:p/>
        </draw:connector>
        <draw:connector draw:style-name="gr3" draw:text-style-name="P2" draw:layer="layout" draw:type="line" svg:x1="6.758cm" svg:y1="11.25cm" svg:x2="8.258cm" svg:y2="11.249cm" draw:start-shape="id3" draw:start-glue-point="1" draw:end-shape="id2" draw:end-glue-point="6">
          <text:p/>
        </draw:connector>
        <draw:connector draw:style-name="gr3" draw:text-style-name="P2" draw:layer="layout" draw:type="line" svg:x1="12.758cm" svg:y1="11.249cm" svg:x2="14.258cm" svg:y2="11.218cm" draw:start-shape="id2" draw:start-glue-point="8" draw:end-shape="id1" draw:end-glue-point="3">
          <text:p/>
        </draw:connector>
        <draw:custom-shape draw:style-name="gr1" draw:text-style-name="P2" draw:id="id5" draw:layer="layout" svg:width="4.5cm" svg:height="2.5cm" svg:x="8.25cm" svg:y="2.75cm">
          <text:p text:style-name="P1">Rechenreg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6" draw:layer="layout" svg:width="3.75cm" svg:height="1.937cm" svg:x="14.25cm" svg:y="3cm">
          <text:p text:style-name="P1">Ausgabe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75cm" svg:height="2cm" svg:x="3cm" svg:y="3cm">
          <text:p text:style-name="P1">Anfangs-</text:p>
          <text:p text:style-name="P1">bedingu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75cm" svg:y1="4cm" svg:x2="8.25cm" svg:y2="3.999cm" draw:start-shape="id4" draw:start-glue-point="1" draw:end-shape="id5" draw:end-glue-point="6">
          <text:p/>
        </draw:connector>
        <draw:connector draw:style-name="gr3" draw:text-style-name="P2" draw:layer="layout" draw:type="line" svg:x1="12.75cm" svg:y1="3.999cm" svg:x2="14.25cm" svg:y2="3.968cm" draw:start-shape="id5" draw:start-glue-point="8" draw:end-shape="id6" draw:end-glue-point="3">
          <text:p/>
        </draw:connector>
        <draw:custom-shape draw:style-name="gr1" draw:text-style-name="P2" draw:id="id9" draw:layer="layout" svg:width="4.5cm" svg:height="2.5cm" svg:x="8.25cm" svg:y="21.75cm">
          <text:p text:style-name="P1">Spielregel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7" draw:layer="layout" svg:width="3.75cm" svg:height="1.937cm" svg:x="14.5cm" svg:y="22.063cm">
          <text:p text:style-name="P1">Ausgab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8.25cm" svg:y1="23.031cm" svg:x2="14.25cm" svg:y2="18.749cm" draw:start-shape="id7" draw:start-glue-point="1" draw:end-shape="id8" draw:end-glue-point="10">
          <text:p/>
        </draw:connector>
        <draw:connector draw:style-name="gr3" draw:text-style-name="P2" draw:layer="layout" draw:type="line" svg:x1="12.75cm" svg:y1="22.999cm" svg:x2="14.5cm" svg:y2="23.031cm" draw:start-shape="id9" draw:start-glue-point="8" draw:end-shape="id7" draw:end-glue-point="3">
          <text:p/>
        </draw:connector>
        <draw:custom-shape draw:style-name="gr4" draw:text-style-name="P2" draw:id="id8" draw:layer="layout" svg:width="3.25cm" svg:height="3.5cm" svg:x="11cm" svg:y="17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2" draw:layer="layout" draw:type="curve" draw:line-skew="0.875cm 2.499cm -0.875cm" svg:x1="18.25cm" svg:y1="23.031cm" svg:x2="8.25cm" svg:y2="22.999cm" draw:start-shape="id7" draw:start-glue-point="1" draw:end-shape="id9" draw:end-glue-point="6">
          <text:p/>
        </draw:connector>
        <draw:frame draw:style-name="gr5" draw:text-style-name="P3" draw:layer="layout" svg:width="5.75cm" svg:height="1cm" svg:x="0.75cm" svg:y="0.75cm">
          <draw:text-box>
            <text:p text:style-name="P3"><text:span text:style-name="T1">Berechnung</text:span></text:p>
          </draw:text-box>
        </draw:frame>
        <draw:frame draw:style-name="gr5" draw:text-style-name="P3" draw:layer="layout" svg:width="5.75cm" svg:height="1cm" svg:x="1cm" svg:y="7cm">
          <draw:text-box>
            <text:p text:style-name="P3"><text:span text:style-name="T1">Simulation</text:span></text:p>
          </draw:text-box>
        </draw:frame>
        <draw:frame draw:style-name="gr5" draw:text-style-name="P3" draw:layer="layout" svg:width="5.75cm" svg:height="1cm" svg:x="1.2cm" svg:y="17.334cm">
          <draw:text-box>
            <text:p text:style-name="P3"><text:span text:style-name="T1">Spiel</text:span></text:p>
          </draw:text-box>
        </draw:frame>
        <draw:custom-shape draw:style-name="gr1" draw:text-style-name="P2" draw:id="id10" draw:layer="layout" svg:width="3.75cm" svg:height="2cm" svg:x="3cm" svg:y="22cm">
          <text:p text:style-name="P1">Anfangs-</text:p>
          <text:p text:style-name="P1">bedingung&gt;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75cm" svg:y1="23cm" svg:x2="8.25cm" svg:y2="22.999cm" draw:start-shape="id10" draw:start-glue-point="1" draw:end-shape="id9" draw:end-glue-point="6">
          <text:p/>
        </draw:connector>
        <draw:connector draw:style-name="gr3" draw:text-style-name="P2" draw:layer="layout" draw:type="curve" draw:line-skew="-0.625cm" svg:x1="11cm" svg:y1="18.749cm" svg:x2="8.25cm" svg:y2="22.999cm" draw:start-shape="id8" draw:start-glue-point="6" draw:end-shape="id9" draw:end-glue-point="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7-10-05T10:32:50</meta:creation-date>
    <dc:date>2007-10-05T11:17:24</dc:date>
    <dc:language>de-DE</dc:language>
    <meta:editing-cycles>3</meta:editing-cycles>
    <meta:editing-duration>PT44M34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